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7cm"/>
    </style:style>
    <style:style style:name="co2" style:family="table-column">
      <style:table-column-properties fo:break-before="auto" style:column-width="6.565cm"/>
    </style:style>
    <style:style style:name="co3" style:family="table-column">
      <style:table-column-properties fo:break-before="auto" style:column-width="9.5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ier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68" table:default-cell-style-name="Default"/>
        <table:table-row table:style-name="ro1">
          <table:table-cell table:style-name="ce1" office:value-type="string" calcext:value-type="string">
            <text:p>Dernière mise à jou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ntercommunali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9</text:p>
          </table:table-cell>
          <table:table-cell table:style-name="ce2" office:value-type="string" calcext:value-type="string">
            <text:p>Vienn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table:style-name="ce2" office:value-type="string" calcext:value-type="string">
            <text:p>Bourgoin-Jallieu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table:style-name="ce2" office:value-type="string" calcext:value-type="string">
            <text:p>Voiron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table:style-name="ce2" office:value-type="string" calcext:value-type="string">
            <text:p>Villefontaine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table:style-name="ce2" office:value-type="string" calcext:value-type="string">
            <text:p>Isle-d'Abeau (L')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table:style-name="ce2" office:value-type="string" calcext:value-type="string">
            <text:p>Voreppe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table:style-name="ce2" office:value-type="string" calcext:value-type="string">
            <text:p>Roussillon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table:style-name="ce2" office:value-type="string" calcext:value-type="string">
            <text:p>Crolle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Tour-du-Pin (La)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Tignieu-Jameyz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Avenières Veyrins-Thuellin (Les)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Tullin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Moiran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Verpillière (La)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Pontcharra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Saint-Ismier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Rive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8:41</text:p>
          </table:table-cell>
          <table:table-cell office:value-type="string" calcext:value-type="string">
            <text:p>Abrets en Dauphiné (Les)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aint-Maurice-l'Exil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Péage-de-Roussillon (Le)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10/2024 08:50:30</text:p>
          </table:table-cell>
          <table:table-cell office:value-type="string" calcext:value-type="string">
            <text:p>Chasse-sur-Rhôn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int-Quentin-Fallavier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Pont-de-Chéruy</text:p>
          </table:table-cell>
          <table:table-cell office:value-type="string" calcext:value-type="string">
            <text:p>CC Lyon Saint Exupéry en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Montbonnot-Saint-Marti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ublevie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Saint-Martin-d'Uriage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Pont-Évêqu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Mure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havanoz</text:p>
          </table:table-cell>
          <table:table-cell office:value-type="string" calcext:value-type="string">
            <text:p>CC Lyon Saint Exupéry en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20</text:p>
          </table:table-cell>
          <table:table-cell office:value-type="string" calcext:value-type="string">
            <text:p>Beaurepair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1/2025 11:42:39</text:p>
          </table:table-cell>
          <table:table-cell office:value-type="string" calcext:value-type="string">
            <text:p>Côte-Saint-André (La)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Versoud (Le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Ruy-Montceau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Saint-Jean-de-Bournay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Heyrieux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Laurent-du-Pont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Morestel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alaise-sur-Sann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CC du Massif du Verc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int-Savin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Chef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Clair-du-Rhôn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Estrablin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Pont-de-Beauvoisin (Le)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Jean-de-Moiran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Apprieu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Montalieu-Verc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rém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-Georges-d'Espéranche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Buisse (La)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Clair-de-la-Tour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rêts en Belledonne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int-Romain-de-Jaliona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Renage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Froge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Saint-Étienne-de-Saint-Geoir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ess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Dolom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Berni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Autrans-Méaudre en Vercors</text:p>
          </table:table-cell>
          <table:table-cell office:value-type="string" calcext:value-type="string">
            <text:p>CC du Massif du Verc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Bourg-d'Oisans (Le)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Grand-Lemps (Le)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Siméon-de-Bressieux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hapareilla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Saint-Nazaire-les-Eyme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Valencin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Aoste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Diémoz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Saint-André-le-Gaz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Lans-en-Vercors</text:p>
          </table:table-cell>
          <table:table-cell office:value-type="string" calcext:value-type="string">
            <text:p>CC du Massif du Verc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hanas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-Just-Chaleyssin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Nivolas-Vermelle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Saint-Étienne-de-Crossey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Villages du Lac de Paladru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hatt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Terrasse (La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Vaulx-Milieu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4/01/2025 09:07:24</text:p>
          </table:table-cell>
          <table:table-cell office:value-type="string" calcext:value-type="string">
            <text:p>Satolas-et-Bonce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Gonceli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hiren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Plateau-des-Petites-Roche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heylas (Le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Luzinay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Eyzin-Pinet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Geoire-en-Valdaine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Bivier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huzelles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rbelin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ablons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Brézin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Lumbi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Victor-de-Cess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Vézeronce-Curtin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6</text:p>
          </table:table-cell>
          <table:table-cell office:value-type="string" calcext:value-type="string">
            <text:p>Châbons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Izeaux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eptèm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Trept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int-Alban-de-Roche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3</text:p>
          </table:table-cell>
          <table:table-cell office:value-type="string" calcext:value-type="string">
            <text:p>Saint-Didier-de-la-Tour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Tenci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Saint-Sauveur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Frontona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erpaiz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eyssuel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Porte-des-Bonnevaux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They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ôtes-d'Arey (Les)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Reventin-Vaugris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Barraux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Bâtie-Montgascon (La)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harantonnay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Roches-de-Condrieu (Les)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haravine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hâtonnay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Moidieu-Détourb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hapelle-de-la-Tour (La)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Maubec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illan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06</text:p>
          </table:table-cell>
          <table:table-cell office:value-type="string" calcext:value-type="string">
            <text:p>Deux Alpes (Les)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Villette-de-Vienn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illemoir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6</text:p>
          </table:table-cell>
          <table:table-cell office:value-type="string" calcext:value-type="string">
            <text:p>Beaucroissant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Entre-deux-Guiers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Murette (La)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Arandon-Passin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aint-Hilaire-du-Rosier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Arta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Janneyrias</text:p>
          </table:table-cell>
          <table:table-cell office:value-type="string" calcext:value-type="string">
            <text:p>CC Lyon Saint Exupéry en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Montferrat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Roman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Porcieu-Amblagn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Miribel-les-Échelles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hamagn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Saint-Vérand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Oytier-Saint-Oblas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3</text:p>
          </table:table-cell>
          <table:table-cell office:value-type="string" calcext:value-type="string">
            <text:p>Motte-d'Aveillans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honas-l'Amballan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lombe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Viriville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Vourey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Romagn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Ass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Domarin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aint-Jean-de-Soudain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ermér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Grenay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Bilieu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Saint-Hilaire-de-la-Côte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reys-Mép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Val-de-Vir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lonas-sur-Varèz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hampier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Bouvesse-Quir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Pierre-Châtel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Eclose-Badinières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Faverges-de-la-Tour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Saint-Quentin-sur-Isèr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Auberives-sur-Varèz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lagnon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Vernioz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Marcel-Bel-Accueil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Monestier-de-Clermont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Lattier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Bougé-Chambalud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aint-Prim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himilin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harnècle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Saint-Just-de-Claix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hamp-près-Froges (Le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Albenc (L')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6/12/2024 10:12:11</text:p>
          </table:table-cell>
          <table:table-cell office:value-type="string" calcext:value-type="string">
            <text:p>Courtenay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26</text:p>
          </table:table-cell>
          <table:table-cell office:value-type="string" calcext:value-type="string">
            <text:p>Huez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onnay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Joseph-de-Rivière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31</text:p>
          </table:table-cell>
          <table:table-cell office:value-type="string" calcext:value-type="string">
            <text:p>Livet-et-Gavet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Agnin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 Antoine l'Abbay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Aupre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10/2024 15:51:44</text:p>
          </table:table-cell>
          <table:table-cell office:value-type="string" calcext:value-type="string">
            <text:p>Ville-sous-Anjo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Marcillole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Cassien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Pressins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Sardieu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Villeneuve-de-Marc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Montagn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usville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Hières-sur-Amby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Poliéna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érézin-de-la-Tour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Saint-Agnin-sur-Bio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Balme-les-Grottes (La)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Jarc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Faraman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Roybo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Rochetoirin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Saint-Nizier-du-Moucherotte</text:p>
          </table:table-cell>
          <table:table-cell office:value-type="string" calcext:value-type="string">
            <text:p>CC du Massif du Verc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Victor-de-Morestel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CC Lyon Saint Exupéry en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Beauvoir-de-Marc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Frette (La)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Bonnefamille</text:p>
          </table:table-cell>
          <table:table-cell office:value-type="string" calcext:value-type="string">
            <text:p>CC COLL'in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Pajay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Adrets (Les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Blaise-du-Bui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Meyrié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Oyeu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ure en Chartreuse (La)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Bévenais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Revel-Tourdan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Meyrieu-les-Étang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heyss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hozea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Gillonnay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Réaumont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Bellegarde-Pouss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Laval-en-Belledonne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1</text:p>
          </table:table-cell>
          <table:table-cell office:value-type="string" calcext:value-type="string">
            <text:p>Sainte-Blandine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Bizonnes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Montseveroux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Jean-d'Avelanne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Éparres (Les)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Vénér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Nicolas-de-Macherin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Passage (Le)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Sorlin-de-Vienne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Vign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-Pierre-de-Chartreuse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0:54</text:p>
          </table:table-cell>
          <table:table-cell office:value-type="string" calcext:value-type="string">
            <text:p>Allemond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ur-et-Buis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Leyr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Saint-Alban-du-Rhôn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Doissin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Optevoz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Savas-Mépi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Ornacieux-Balbin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aracieux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int-Baudille-de-la-Tour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Torchefelon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Dizim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Christophe-sur-Guiers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int-Honoré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Pont-en-Royan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oleym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8/01/2025 17:00:16</text:p>
          </table:table-cell>
          <table:table-cell office:value-type="string" calcext:value-type="string">
            <text:p>Mottier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Tramolé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Monsteroux-Mil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Thodure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Buissière (La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Pierre-de-Bressieux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harancieu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hapelle-de-Surieu (La)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uccieu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uli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0/07/2024 13:38:51</text:p>
          </table:table-cell>
          <table:table-cell office:value-type="string" calcext:value-type="string">
            <text:p>Saint-Martin-de-la-Cluze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hâteauvilain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hevrière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Izeron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Massieu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1</text:p>
          </table:table-cell>
          <table:table-cell office:value-type="string" calcext:value-type="string">
            <text:p>Chél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Sainte-Anne-sur-Gervonde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Rivière (La)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Moissieu-sur-Dolon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Parmil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Pommier-de-Beaurepair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be-de-Lancey (La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Sinard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Annoisin-Chatelan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Primarette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8</text:p>
          </table:table-cell>
          <table:table-cell office:value-type="string" calcext:value-type="string">
            <text:p>Saint-Bueil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Valencogne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Panossa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Bonnet-de-Chavagn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hèzeneuve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Saint-Maximin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Saint-Ondras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Meyssiez</text:p>
          </table:table-cell>
          <table:table-cell office:value-type="string" calcext:value-type="string">
            <text:p>CA Vienne Condrie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Bouchage (Le)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Brangue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gnin-les-Gorge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Pierre (La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Marcolli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Rovon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ertr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aint-Sorlin-de-Morestel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Saint-Hilaire-de-Bren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Longechenal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Montcarra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iccieu-Saint-Julien-et-Caris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Têch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int-Théoffrey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rachier</text:p>
          </table:table-cell>
          <table:table-cell office:value-type="string" calcext:value-type="string">
            <text:p>CA Porte de l'Isère (C.A.P.I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ône (La)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Pierre-d'Entremont</text:p>
          </table:table-cell>
          <table:table-cell office:value-type="string" calcext:value-type="string">
            <text:p>CC Coeur de Chartre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e-Agnè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Velanne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hapelle-du-Bard (La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lelle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6</text:p>
          </table:table-cell>
          <table:table-cell office:value-type="string" calcext:value-type="string">
            <text:p>Flachères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aint-Jean-de-Vaulx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Eydoche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Mora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0</text:p>
          </table:table-cell>
          <table:table-cell office:value-type="string" calcext:value-type="string">
            <text:p>Notre-Dame-de-Vaulx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Montaud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Gervai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Pis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Gran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Valbonnais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Notre-Dame-de-l'Osier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Geoir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Monteynard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hâtel-en-Triève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e-Marie-d'Alloix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Merla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Nantes-en-Ratier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Saint-Pierre-de-Chérenne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Laffrey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asselin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Flachère (La)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0</text:p>
          </table:table-cell>
          <table:table-cell office:value-type="string" calcext:value-type="string">
            <text:p>Motte-Saint-Martin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Burcin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harette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Montrevel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Engins</text:p>
          </table:table-cell>
          <table:table-cell office:value-type="string" calcext:value-type="string">
            <text:p>CC du Massif du Verc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ra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-Sulpice-des-Rivoires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hâtenay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Saint-Romain-de-Surieu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Laurent-en-Beaumont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rps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hasselay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Albin-de-Vaulserre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hamrousse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Saint-Appolinard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Murinai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Villard-Saint-Christophe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Roya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hantess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Prunières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rrençon-en-Vercors</text:p>
          </table:table-cell>
          <table:table-cell office:value-type="string" calcext:value-type="string">
            <text:p>CC du Massif du Verc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Auberives-en-Royan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Penol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Gresse-en-Vercor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Morett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atilieu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holonge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Lieudieu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lle-en-Beaumont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erre-Nerpol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3:09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Rencurel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Forteresse (La)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eyssilieu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André-en-Royan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Saint-Mury-Monteymond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Roissard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hichilianne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Didier-de-Bizonnes</text:p>
          </table:table-cell>
          <table:table-cell office:value-type="string" calcext:value-type="string">
            <text:p>CC de Bièvre 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Bossieu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aint-Jean-d'Héran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Paul-d'Izeaux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Ponsonnas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Saint-Michel-de-Saint-Geoir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Saint-Jean-le-Vieux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Saint-Michel-les-Porte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hâteau-Bernard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Treffort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Saint-Paul-lès-Monestier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Saint-Clair-sur-Galaure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Vernas</text:p>
          </table:table-cell>
          <table:table-cell office:value-type="string" calcext:value-type="string">
            <text:p>CC Les Balcon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Saint-Baudille-et-Pipet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Freney-d'Oisans (Le)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Monestier-du-Percy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Lentiol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Saint-Martin-de-Vaulserre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0/10/2024 14:49:26</text:p>
          </table:table-cell>
          <table:table-cell office:value-type="string" calcext:value-type="string">
            <text:p>Saint-Guillaume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Voissant</text:p>
          </table:table-cell>
          <table:table-cell office:value-type="string" calcext:value-type="string">
            <text:p>CA du Pays Voironn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Sainte-Marie-du-Mont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hassignieu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Entraigues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Hurtières</text:p>
          </table:table-cell>
          <table:table-cell office:value-type="string" calcext:value-type="string">
            <text:p>CC Le Grésivaud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9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9</text:p>
          </table:table-cell>
          <table:table-cell office:value-type="string" calcext:value-type="string">
            <text:p>Chantepérier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Avignonet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Trémini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38</text:p>
          </table:table-cell>
          <table:table-cell office:value-type="string" calcext:value-type="string">
            <text:p>Mizoën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Lalley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Saint-Martin-de-Clelle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int-Maurice-en-Triève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1:06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halon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Préboi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Percy (Le)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rnillon-en-Triève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Ornon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Saint-Julien-de-l'Herms</text:p>
          </table:table-cell>
          <table:table-cell office:value-type="string" calcext:value-type="string">
            <text:p>CC Entre Bièvre et Rhô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Lavaldens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Lavars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7</text:p>
          </table:table-cell>
          <table:table-cell office:value-type="string" calcext:value-type="string">
            <text:p>Blandin</text:p>
          </table:table-cell>
          <table:table-cell office:value-type="string" calcext:value-type="string">
            <text:p>CC Les Vals du Dauphin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7</text:p>
          </table:table-cell>
          <table:table-cell office:value-type="string" calcext:value-type="string">
            <text:p>Besse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ousville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Marnans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Morte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Pellafol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Montfalcon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iévoz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horanche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int-Andéol</text:p>
          </table:table-cell>
          <table:table-cell office:value-type="string" calcext:value-type="string">
            <text:p>CC du Trièv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Pierre-de-Méaroz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Bessin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Oris-en-Rattier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Quincieu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int-Christophe-en-Oisans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hâtelu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20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Presle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Beauvoir-en-Royan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lavans-en-Haut-Oisans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Bressieux</text:p>
          </table:table-cell>
          <table:table-cell office:value-type="string" calcext:value-type="string">
            <text:p>CC Bièvre Isè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Mayres-Savel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int-Arey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Salette-Fallavaux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Quet-en-Beaumont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ôtes-de-Corps (Les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6</text:p>
          </table:table-cell>
          <table:table-cell office:value-type="string" calcext:value-type="string">
            <text:p>Marcieu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Villard-Reculas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Malleval-en-Vercors</text:p>
          </table:table-cell>
          <table:table-cell office:value-type="string" calcext:value-type="string">
            <text:p>CC Saint-Marcellin Vercors Isère Communauté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29</text:p>
          </table:table-cell>
          <table:table-cell office:value-type="string" calcext:value-type="string">
            <text:p>Sainte-Luce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3:28</text:p>
          </table:table-cell>
          <table:table-cell office:value-type="string" calcext:value-type="string">
            <text:p>Villard-Reymond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gnet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6</text:p>
          </table:table-cell>
          <table:table-cell office:value-type="string" calcext:value-type="string">
            <text:p>Ambel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Saint-Michel-en-Beaumont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Villard-Notre-Dame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7</text:p>
          </table:table-cell>
          <table:table-cell office:value-type="string" calcext:value-type="string">
            <text:p>Beaufin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Monestier-d'Ambel</text:p>
          </table:table-cell>
          <table:table-cell office:value-type="string" calcext:value-type="string">
            <text:p>CC de la Matheys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Oulles</text:p>
          </table:table-cell>
          <table:table-cell office:value-type="string" calcext:value-type="string">
            <text:p>CC de l'Oisans</text:p>
          </table:table-cell>
          <table:table-cell table:number-columns-repeated="16368"/>
        </table:table-row>
        <table:table-row table:style-name="ro1" table:number-rows-repeated="1048121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  <table:database-ranges>
        <table:database-range table:name="Tableau1" table:target-range-address="Tiers.A1:Tiers.C4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iers" style:display-name="PageStyle_Ti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Untitled Spreadsheet</dc:title>
    <meta:initial-creator>Unknown Creator</meta:initial-creator>
    <dc:creator>Léo Dupont</dc:creator>
    <meta:creation-date>2025-02-26T11:46:13</meta:creation-date>
    <dc:date>2025-03-21T18:09:48.626000000</dc:date>
    <meta:generator>LibreOffice/7.6.2.1$Windows_X86_64 LibreOffice_project/56f7684011345957bbf33a7ee678afaf4d2ba333</meta:generator>
    <meta:editing-duration>PT2H24M1S</meta:editing-duration>
    <meta:editing-cycles>2</meta:editing-cycles>
    <meta:document-statistic meta:table-count="1" meta:cell-count="1362" meta:object-count="0"/>
    <meta:user-defined meta:name="AppVersion">16.0300</meta:user-defined>
  </office:meta>
</office:document-meta>
</file>